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image/jpeg" manifest:full-path="Pictures/1000000000000200000002002DAA1ED6.jpg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10%" fo:text-indent="0cm"/>
    </style:style>
    <style:style style:name="P7" style:family="paragraph">
      <style:paragraph-properties fo:line-height="110%"/>
    </style:style>
    <style:style style:name="P8" style:family="paragraph">
      <style:paragraph-properties text:enable-numbering="true" fo:margin-left="0cm" fo:margin-right="0cm" fo:line-height="110%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120%" fo:text-indent="0cm"/>
    </style:style>
    <style:style style:name="P12" style:family="paragraph">
      <style:paragraph-properties fo:line-height="120%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3.175cm" fo:margin-right="0cm" fo:margin-top="0.211cm" fo:margin-bottom="0.105cm" fo:line-height="9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254cm" fo:margin-bottom="0.356cm" fo:line-height="100%" fo:text-indent="0cm"/>
    </style:style>
    <style:style style:name="P18" style:family="paragraph">
      <style:paragraph-properties fo:margin-left="0cm" fo:margin-right="0cm" fo:margin-top="0.254cm" fo:margin-bottom="0.66cm" fo:line-height="100%" fo:text-indent="0cm"/>
    </style:style>
    <style:style style:name="P19" style:family="paragraph">
      <style:paragraph-properties fo:margin-left="0cm" fo:margin-right="0cm" fo:margin-top="0.254cm" fo:margin-bottom="0.254cm" fo:line-height="100%" fo:text-indent="0cm"/>
    </style:style>
    <style:style style:name="P20" style:family="paragraph">
      <style:paragraph-properties fo:margin-left="0cm" fo:margin-right="0cm" fo:margin-top="0.102cm" fo:margin-bottom="0.127cm" fo:line-height="120%" fo:text-indent="0cm"/>
    </style:style>
    <style:style style:name="P21" style:family="paragraph">
      <style:paragraph-properties fo:margin-left="0cm" fo:margin-right="0cm" fo:line-height="86%" fo:text-indent="0cm"/>
    </style:style>
    <style:style style:name="P22" style:family="paragraph">
      <style:paragraph-properties fo:margin-left="0.948cm" fo:margin-right="0cm" fo:line-height="86%" fo:text-indent="-0.948cm"/>
    </style:style>
    <style:style style:name="P23" style:family="paragraph">
      <style:paragraph-properties fo:margin-left="3.175cm" fo:margin-right="0cm" fo:margin-top="0.211cm" fo:margin-bottom="0.105cm" fo:line-height="86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24" style:family="paragraph">
      <style:paragraph-properties fo:margin-left="4.445cm" fo:margin-right="0cm" fo:margin-top="0.176cm" fo:margin-bottom="0.088cm" fo:line-height="86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25" style:family="paragraph">
      <style:paragraph-properties fo:margin-left="0.948cm" fo:margin-right="0cm" fo:line-height="120%" fo:text-indent="-0.948cm"/>
    </style:style>
    <style:style style:name="P26" style:family="paragraph">
      <style:paragraph-properties fo:margin-left="3.175cm" fo:margin-right="0cm" fo:margin-top="0.211cm" fo:margin-bottom="0.105cm" fo:line-height="120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family="'DejaVu Sans'" style:font-family-generic="swiss" style:font-pitch="variable" fo:font-size="32pt" style:font-size-asian="32pt" style:font-size-complex="32pt"/>
    </style:style>
    <style:style style:name="T7" style:family="text">
      <style:text-properties fo:font-family="'DejaVu Sans'" style:font-family-generic="swiss" style:font-pitch="variable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font-family="Courier" style:font-family-generic="modern" style:font-pitch="fixed" fo:font-size="22pt" style:font-size-asian="22pt" style:font-size-complex="22pt"/>
    </style:style>
    <style:style style:name="T13" style:family="text">
      <style:text-properties fo:color="#000000" style:text-outline="false" style:text-line-through-style="none" style:text-position="0% 100%" fo:font-family="Courier" style:font-family-generic="modern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fo:font-family="Courier" style:font-family-generic="modern" style:font-pitch="fixed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pt" style:language-asian="zxx" style:country-asian="none" style:font-style-asian="normal" style:font-weight-asian="normal" style:font-family-complex="Arial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family="Courier" style:font-family-generic="modern" style:font-pitch="fixed" fo:font-size="20pt" style:font-size-asian="24pt" style:font-size-complex="24pt"/>
    </style:style>
    <style:style style:name="T16" style:family="text">
      <style:text-properties fo:font-family="'Nimbus Roman No9 L'" style:font-pitch="variable" fo:font-size="22pt" style:font-size-asian="22pt" style:font-size-complex="22pt"/>
    </style:style>
    <style:style style:name="T17" style:family="text">
      <style:text-properties fo:font-family="Arial" fo:font-size="22pt" style:font-size-asian="22pt" style:font-size-complex="22pt"/>
    </style:style>
    <style:style style:name="T18" style:family="text">
      <style:text-properties fo:font-family="'DejaVu Sans'" style:font-family-generic="swiss" style:font-pitch="variable" fo:font-size="24pt" style:font-size-asian="24pt" style:font-size-complex="24pt"/>
    </style:style>
    <style:style style:name="T19" style:family="text">
      <style:text-properties fo:font-family="Courier" style:font-family-generic="modern" style:font-pitch="fixed" fo:font-size="18pt" style:font-size-asian="18pt" style:font-size-complex="18pt"/>
    </style:style>
    <style:style style:name="T20" style:family="text">
      <style:text-properties fo:color="#000000" style:text-outline="false" style:text-line-through-style="none" style:text-position="0% 100%" fo:font-family="Courie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8pt" style:language-asian="zxx" style:country-asian="none" style:font-style-asian="normal" style:font-weight-asian="normal" style:font-family-complex="Arial" style:font-family-generic-complex="swiss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fo:font-family="'DejaVu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Courier" style:font-family-generic="modern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6pt" style:language-asian="zxx" style:country-asian="none" style:font-style-asian="normal" style:font-weight-asian="normal" style:font-family-complex="Arial" style:font-family-generic-complex="swiss" style:font-pitch-complex="variable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family="Courier" style:font-family-generic="modern" style:font-pitch="fixed" fo:font-size="22pt" style:font-size-asian="28pt" style:font-size-complex="28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GNU make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4.349cm" svg:x="1cm" svg:y="4cm" presentation:class="outline" presentation:user-transformed="true">
          <draw:text-box>
            <text:list text:style-name="L3">
              <text:list-item>
                <text:p text:style-name="P6"><text:span text:style-name="T3">Problem statement</text:span></text:p>
              </text:list-item>
              <text:list-item>
                <text:p text:style-name="P6"><text:span text:style-name="T4">Solution overview</text:span></text:p>
              </text:list-item>
              <text:list-item>
                <text:p text:style-name="P6"><text:span text:style-name="T4">makefile structure</text:span></text:p>
              </text:list-item>
              <text:list-item>
                <text:p text:style-name="P6"><text:span text:style-name="T4">makefile syntax:</text:span></text:p>
                <text:list>
                  <text:list-item>
                    <text:p text:style-name="P7"><text:span text:style-name="T5">rules </text:span></text:p>
                  </text:list-item>
                  <text:list-item>
                    <text:p text:style-name="P7"><text:span text:style-name="T5">variables</text:span></text:p>
                  </text:list-item>
                  <text:list-item>
                    <text:p text:style-name="P7"><text:span text:style-name="T5">“</text:span><text:span text:style-name="T5">include” directive</text:span></text:p>
                  </text:list-item>
                  <text:list-item>
                    <text:p text:style-name="P7"><text:span text:style-name="T5">automatically generation of dependencies</text:span></text:p>
                  </text:list-item>
                  <text:list-item>
                    <text:p text:style-name="P7"><text:span text:style-name="T5">built-in functions</text:span></text:p>
                  </text:list-item>
                  <text:list-item>
                    <text:p text:style-name="P7"><text:span text:style-name="T5">template rules</text:span></text:p>
                  </text:list-item>
                  <text:list-item>
                    <text:p text:style-name="P7"><text:span text:style-name="T5">special variables</text:span></text:p>
                  </text:list-item>
                </text:list>
              </text:list-item>
              <text:list-item>
                <text:p text:style-name="P6"><text:span text:style-name="T4">Examples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9"><text:span text:style-name="T6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Problem statement : automatic build</text:p>
          </draw:text-box>
        </draw:frame>
        <draw:frame presentation:style-name="pr8" draw:text-style-name="P12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7">SW products build process involves primary and secondary files</text:span></text:p>
              </text:list-item>
              <text:list-item>
                <text:p text:style-name="P11"><text:span text:style-name="T8">primary files are generated by user </text:span><text:span text:style-name="T8"><text:line-break/></text:span><text:span text:style-name="T8">Ex: *.h, *.hpp, *.c, *.cpp, *.tex</text:span></text:p>
              </text:list-item>
              <text:list-item>
                <text:p text:style-name="P11"><text:span text:style-name="T8">derived files are generated by programs based on primary files</text:span><text:span text:style-name="T8"><text:line-break/></text:span><text:span text:style-name="T8">Ex: *.o, *.so, *.a, *.dvi, *.pdf</text:span></text:p>
              </text:list-item>
              <text:list-item>
                <text:p text:style-name="P11"><text:span text:style-name="T4">generation process can involve many steps</text:span></text:p>
              </text:list-item>
              <text:list-item>
                <text:p text:style-name="P11"><text:span text:style-name="T8">it has to be automated by some scrip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Problem statement : partial build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3">in complex systems the generation process takes long time</text:span></text:p>
              </text:list-item>
              <text:list-item>
                <text:p text:style-name="P13"><text:span text:style-name="T8">it can be speed up by regenerating only the files that are changed since last generation</text:span></text:p>
              </text:list-item>
              <text:list-item>
                <text:p text:style-name="P13"><text:span text:style-name="T8">trying to do time-stamp based selective regeneration using manual scripting (e.g. shell) is tedious and error pron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Solution overview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7">make tries to solve both these problems</text:span></text:p>
              </text:list-item>
              <text:list-item>
                <text:p text:style-name="P13"><text:span text:style-name="T8">it provides means for </text:span><text:span text:style-name="T9">build automation</text:span><text:span text:style-name="T8">:</text:span></text:p>
                <text:list>
                  <text:list-item>
                    <text:p><text:span text:style-name="T10">defining dependencies between files</text:span></text:p>
                  </text:list-item>
                  <text:list-item>
                    <text:p><text:span text:style-name="T10">defining rules to generate secondary files from primary files</text:span></text:p>
                  </text:list-item>
                </text:list>
              </text:list-item>
              <text:list-item>
                <text:p text:style-name="P13"><text:span text:style-name="T8">and it supports </text:span><text:span text:style-name="T9">partial rebuild</text:span><text:span text:style-name="T8">:</text:span></text:p>
                <text:list>
                  <text:list-item>
                    <text:p><text:span text:style-name="T10">during build process it checks the time-stamps of files</text:span></text:p>
                  </text:list-item>
                  <text:list-item>
                    <text:p><text:span text:style-name="T10">regenerates only the files that are obsole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tructure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7">make takes its rules from the makefile</text:span></text:p>
              </text:list-item>
              <text:list-item>
                <text:p text:style-name="P13"><text:span text:style-name="T8">makefile contains</text:span></text:p>
                <text:list>
                  <text:list-item>
                    <text:p><text:span text:style-name="T10">rules describing the dependencies</text:span><text:span text:style-name="T10"><text:line-break/></text:span><text:span text:style-name="T10">Ex:</text:span><text:span text:style-name="T10"><text:line-break/></text:span><text:span text:style-name="T10"><text:tab/></text:span><text:span text:style-name="T11">file1.o : file1.cpp header1.hpp header2.hpp</text:span></text:p>
                  </text:list-item>
                  <text:list-item>
                    <text:p><text:span text:style-name="T10">commands that should be used to rebuild the dependent file</text:span><text:span text:style-name="T10"><text:line-break/></text:span><text:span text:style-name="T10">Ex: </text:span><text:span text:style-name="T10"><text:line-break/></text:span><text:span text:style-name="T10"><text:tab/></text:span><text:span text:style-name="T11">g++ -c file1.cpp -o file1.o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yntax : rules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7">makefile rule has following syntax:</text:span><text:span text:style-name="T7"><text:line-break/></text:span><text:span text:style-name="T12">&lt;target&gt; : &lt;prerequisites&gt;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&lt;commands&gt;</text:span></text:p>
                <text:list>
                  <text:list-item>
                    <text:p><text:span text:style-name="T11">&lt;target&gt;</text:span><text:span text:style-name="T10"> is one or more identifiers (e.g target file name)</text:span></text:p>
                  </text:list-item>
                  <text:list-item>
                    <text:p><text:span text:style-name="T11">&lt;prerequisites&gt;</text:span><text:span text:style-name="T10"> is one or more identifiers (e.g prerequisite file name)</text:span></text:p>
                  </text:list-item>
                  <text:list-item>
                    <text:p><text:span text:style-name="T11">&lt;commands&gt;</text:span><text:span text:style-name="T10"> is a list of shell commands (/bin/sh)</text:span></text:p>
                  </text:list-item>
                  <text:list-item>
                    <text:p><text:span text:style-name="T10">if any of the targets is “older” than any of the prerequisites the </text:span><text:span text:style-name="T11">&lt;commands&gt;</text:span><text:span text:style-name="T10"> will be execut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rules : example</text:p>
          </draw:text-box>
        </draw:frame>
        <draw:frame presentation:style-name="pr8" draw:layer="layout" svg:width="30cm" svg:height="12.95cm" svg:x="1cm" svg:y="4cm" presentation:class="outline">
          <draw:text-box>
            <text:p text:style-name="P15"><text:span text:style-name="T12">file1.o : file1.cpp file1.hpp</text:span></text:p>
            <text:p text:style-name="P16"><text:span text:style-name="T13">cc -c file1.cpp -o file1.o</text:span></text:p>
            <text:p text:style-name="P16"><text:span text:style-name="T14"/></text:p>
            <text:p text:style-name="P15"><text:span text:style-name="T15">file2.o : file2.cpp file2.hpp file1.hpp</text:span></text:p>
            <text:p text:style-name="P16"><text:span text:style-name="T13">cc -c file2.cpp -o file2.o</text:span></text:p>
            <text:p text:style-name="P16"><text:span text:style-name="T14"/></text:p>
            <text:p text:style-name="P15"><text:span text:style-name="T15">program : file1.o file2.o </text:span></text:p>
            <text:p text:style-name="P16"><text:span text:style-name="T13">ld file1.o file2.o -o program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yntax : variable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7"><text:span text:style-name="T7">makefile allows to define variables:</text:span></text:p>
              </text:list-item>
            </text:list>
            <text:p text:style-name="P18"><text:span text:style-name="T12">HEADERS := file1.hpp file2.hpp file3.hpp</text:span><text:span text:style-name="T12"><text:line-break/></text:span><text:span text:style-name="T12">SOURCE := file.cpp</text:span><text:span text:style-name="T12"><text:line-break/></text:span><text:span text:style-name="T12">TARGET := file.o</text:span><text:span text:style-name="T12"><text:line-break/></text:span><text:span text:style-name="T12">CC := gcc</text:span></text:p>
            <text:list text:continue-numbering="true" text:style-name="L3">
              <text:list-item>
                <text:p text:style-name="P19"><text:span text:style-name="T8">Variables then can be used in rules and commands:</text:span></text:p>
              </text:list-item>
            </text:list>
            <text:p text:style-name="P19"><text:span text:style-name="T12">$(TARGET) : $(SOURCE) $(HEADERS)</text:span><text:span text:style-name="T12"><text:line-break/></text:span><text:span text:style-name="T12"><text:tab/></text:span><text:span text:style-name="T12"><text:tab/></text:span><text:span text:style-name="T12"><text:tab/></text:span><text:span text:style-name="T12">$(CC) -c $(SOURCE) -o $(TARGET)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yntax : assignment</text:p>
          </draw:text-box>
        </draw:frame>
        <draw:frame presentation:style-name="pr8" draw:text-style-name="P12" draw:layer="layout" svg:width="30cm" svg:height="14.009cm" svg:x="1cm" svg:y="4cm" presentation:class="outline" presentation:user-transformed="true">
          <draw:text-box>
            <text:list text:style-name="L3">
              <text:list-item>
                <text:p text:style-name="P11"><text:span text:style-name="T7">There are two ways to assign value to the variable</text:span><text:span text:style-name="T16"><text:line-break/></text:span><text:span text:style-name="T12">VARIABLE1 = value</text:span><text:span text:style-name="T12"><text:line-break/></text:span><text:span text:style-name="T12">VARIABLE2 := value</text:span></text:p>
                <text:list>
                  <text:list-item>
                    <text:p text:style-name="P12"><text:span text:style-name="T10">the first way assumes re-evaluation of the RHS expression every time the variable is invoked</text:span></text:p>
                  </text:list-item>
                  <text:list-item>
                    <text:p text:style-name="P12"><text:span text:style-name="T10">the second evaluates the RHS expression upon assignment</text:span></text:p>
                  </text:list-item>
                </text:list>
              </text:list-item>
              <text:list-item>
                <text:p text:style-name="P11"><text:span text:style-name="T8">Example:</text:span><text:span text:style-name="T8"><text:line-break/></text:span><text:span text:style-name="T12">a = 1</text:span><text:span text:style-name="T12"><text:line-break/></text:span><text:span text:style-name="T12">b = $a</text:span><text:span text:style-name="T12"><text:line-break/></text:span><text:span text:style-name="T12">c := $a</text:span><text:span text:style-name="T12"><text:line-break/></text:span><text:span text:style-name="T12">a = 2</text:span><text:span text:style-name="T12"><text:line-break/></text:span><text:span text:style-name="T12">echo $b # should print 2</text:span><text:span text:style-name="T12"><text:line-break/></text:span><text:span text:style-name="T12">echo $c # should print 1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yntax : built-in functions</text:p>
          </draw:text-box>
        </draw:frame>
        <draw:frame presentation:style-name="pr8" draw:text-style-name="P12" draw:layer="layout" svg:width="30cm" svg:height="13.891cm" svg:x="1cm" svg:y="4cm" presentation:class="outline" presentation:user-transformed="true">
          <draw:text-box>
            <text:list text:style-name="L3">
              <text:list-item>
                <text:p text:style-name="P11"><text:span text:style-name="T7">There is a set of helper string-processing functions making it easier to define variables. Ex:</text:span><text:span text:style-name="T7"><text:line-break/></text:span><text:span text:style-name="T12">SOURCES := file1.cpp file2.cpp</text:span><text:span text:style-name="T12"><text:line-break/></text:span><text:span text:style-name="T12">OBJECTS := $(subst .cpp,.o,$(SOURCES))</text:span></text:p>
                <text:list>
                  <text:list-item>
                    <text:p text:style-name="P12"><text:span text:style-name="T10">here </text:span><text:span text:style-name="T11">“subst”</text:span><text:span text:style-name="T10"> allows to substitute all occurrences of </text:span><text:span text:style-name="T11">“.cpp”</text:span><text:span text:style-name="T10"> by “.o” and makes it simpler and safer to define the variable </text:span><text:span text:style-name="T11">“OBJECTS”</text:span></text:p>
                  </text:list-item>
                </text:list>
              </text:list-item>
              <text:list-item>
                <text:p text:style-name="P11"><text:span text:style-name="T8">Other helpful functions are:</text:span><text:span text:style-name="T8"><text:line-break/></text:span><text:span text:style-name="T12">S = $(wildcard src/*.cpp) </text:span><text:span text:style-name="T8"><text:line-break/></text:span><text:span text:style-name="T12">O = $(patsubst src/%.cpp,obj/%.o,$S)</text:span><text:span text:style-name="T12"><text:line-break/></text:span><text:span text:style-name="T12"><text:line-break/></text:span><text:span text:style-name="T12">BASE_NAME = $(basename file.cpp) # = file</text:span><text:span text:style-name="T12"><text:line-break/></text:span><text:span text:style-name="T12">NOT_DIR = $(notdir dir/file.cpp) # = file.cpp</text:span><text:span text:style-name="T12"><text:line-break/></text:span><text:span text:style-name="T12">DIR_OBJ = $(addprefix dir/, $(OBJECTS))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31.421cm" svg:height="2.617cm" svg:x="1.299cm" svg:y="0.924cm" presentation:class="title" presentation:user-transformed="true">
          <draw:text-box>
            <text:p text:style-name="P9">Automatic generation of C++ file dependencies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20"><text:span text:style-name="T7">Dependencies are caused by </text:span><text:span text:style-name="T12">#include </text:span><text:span text:style-name="T7">directive</text:span></text:p>
              </text:list-item>
            </text:list>
            <text:p text:style-name="P20"><text:span text:style-name="T8">each .o file depends on its corresponding .cpp and all headers directly or indirectly included by it:</text:span><text:span text:style-name="T8"><text:line-break/></text:span><text:span text:style-name="T12">file.o : file.cpp file.hpp ...</text:span></text:p>
            <text:list text:continue-numbering="true" text:style-name="L3">
              <text:list-item>
                <text:p text:style-name="P20"><text:span text:style-name="T8">there is a way to automatically extract that line:</text:span><text:span text:style-name="T8"><text:line-break/></text:span><text:span text:style-name="T12">g++ -MM file.cpp </text:span><text:span text:style-name="T7">will output dependency string</text:span></text:p>
              </text:list-item>
              <text:list-item>
                <text:p text:style-name="P20"><text:span text:style-name="T7">to add it to the makefile, we can first send it to an external file</text:span><text:span text:style-name="T17"><text:line-break/></text:span><text:span text:style-name="T12">g++ -MM file.cpp -o file.dep,</text:span><text:span text:style-name="T17"> </text:span><text:span text:style-name="T17"><text:line-break/></text:span><text:span text:style-name="T7">and then include it from the makefile:</text:span><text:span text:style-name="T17"><text:line-break/></text:span><text:span text:style-name="T12">-include file.dep</text:span></text:p>
              </text:list-item>
              <text:list-item>
                <text:p text:style-name="P20"><text:span text:style-name="T7">use –, to avoid warning when the first time make run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7" draw:layer="layout" svg:width="30.786cm" svg:height="2.617cm" svg:x="1.299cm" svg:y="0.924cm" presentation:class="title" presentation:user-transformed="true">
          <draw:text-box>
            <text:p text:style-name="P9">Automatic generation of C++ file dependencies</text:p>
          </draw:text-box>
        </draw:frame>
        <draw:frame presentation:style-name="pr8" draw:text-style-name="P12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7">the rule to create the *.dep file should also be put in the makefile</text:span><text:span text:style-name="T7"><text:line-break/></text:span><text:span text:style-name="T12">file.dep : </text:span><text:span text:style-name="T12"><text:line-break/></text:span><text:span text:style-name="T12"><text:tab/></text:span><text:span text:style-name="T12"><text:tab/></text:span><text:span text:style-name="T12">gcc -MM file.cpp -o file.dep</text:span></text:p>
              </text:list-item>
              <text:list-item>
                <text:p text:style-name="P11"><text:span text:style-name="T8">but the *.dep file itself depends on same targets as the corresponding *.o file, therefore it makes sense to have them both in target list of the same rule:</text:span><text:span text:style-name="T8"><text:line-break/></text:span><text:span text:style-name="T12">file.dep file.o : file.cpp file.hpp ...</text:span></text:p>
              </text:list-item>
              <text:list-item>
                <text:p text:style-name="P11"><text:span text:style-name="T8">This can be achieved using -MT flag of the gcc:</text:span><text:span text:style-name="T8"><text:line-break/></text:span><text:span text:style-name="T12">file.dep : </text:span><text:span text:style-name="T12"><text:line-break/></text:span><text:span text:style-name="T12"><text:tab/></text:span><text:span text:style-name="T12"><text:tab/></text:span><text:span text:style-name="T12">gcc -MM file.cpp -MT “file.dep file.o” -o file.dep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7" draw:layer="layout" svg:width="30.786cm" svg:height="2.617cm" svg:x="1.299cm" svg:y="0.924cm" presentation:class="title" presentation:user-transformed="true">
          <draw:text-box>
            <text:p text:style-name="P9">Automatic generation of C++ file dependencies</text:p>
          </draw:text-box>
        </draw:frame>
        <draw:frame presentation:style-name="pr8" draw:layer="layout" svg:width="30cm" svg:height="14.08cm" svg:x="1cm" svg:y="4cm" presentation:class="outline" presentation:user-transformed="true">
          <draw:text-box>
            <text:p text:style-name="P21"><text:span text:style-name="T7">Example:</text:span><text:span text:style-name="T18"><text:line-break/></text:span><text:span text:style-name="T19">SOURCES := file1.cpp file2.cpp</text:span></text:p>
            <text:p text:style-name="P22"><text:span text:style-name="T19">OBJECTS := $(patsubst %.cpp,%.o,$(SOURCES))</text:span></text:p>
            <text:p text:style-name="P22"><text:span text:style-name="T19">program : $(OBJECTS)</text:span></text:p>
            <text:p text:style-name="P23"><text:span text:style-name="T20">ld $(OBJECTS) -o program</text:span></text:p>
            <text:p text:style-name="P22"><text:span text:style-name="T19">file1.o : </text:span></text:p>
            <text:p text:style-name="P23"><text:span text:style-name="T20">g++ -c file1.cpp -o file1.o</text:span></text:p>
            <text:p text:style-name="P22"><text:span text:style-name="T19">file2.o : </text:span></text:p>
            <text:p text:style-name="P23"><text:span text:style-name="T20">g++ -c file2.cpp -o file2.o</text:span></text:p>
            <text:p text:style-name="P22"><text:span text:style-name="T19">file1.dep : </text:span></text:p>
            <text:p text:style-name="P23"><text:span text:style-name="T20">g++ -MM file1.cpp -MT “file1.dep file1.o” \</text:span></text:p>
            <text:p text:style-name="P24"><text:span text:style-name="T20">-o file1.dep</text:span></text:p>
            <text:p text:style-name="P22"><text:span text:style-name="T19">file2.dep : </text:span></text:p>
            <text:p text:style-name="P23"><text:span text:style-name="T20">g++ -MM file2.cpp -MT “file2.dep file2.o” \</text:span></text:p>
            <text:p text:style-name="P24"><text:span text:style-name="T20">-o file2.dep</text:span></text:p>
            <text:p text:style-name="P22"><text:span text:style-name="T19">-include file1.dep file2.dep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 presentation:user-transformed="true">
          <draw:text-box>
            <text:p text:style-name="P9">Makefile syntax : special variables</text:p>
          </draw:text-box>
        </draw:frame>
        <draw:frame presentation:style-name="pr8" draw:text-style-name="P12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1"><text:span text:style-name="T8">The following special variables can be used within the command</text:span></text:p>
                <text:list>
                  <text:list-item>
                    <text:p text:style-name="P12"><text:span text:style-name="T11">$@</text:span><text:span text:style-name="T10"> is the target</text:span></text:p>
                  </text:list-item>
                  <text:list-item>
                    <text:p text:style-name="P12"><text:span text:style-name="T11">$&lt;</text:span><text:span text:style-name="T10"> is the first prerequisite</text:span></text:p>
                  </text:list-item>
                  <text:list-item>
                    <text:p text:style-name="P12"><text:span text:style-name="T11">$^</text:span><text:span text:style-name="T10"> is list of all prerequisites</text:span></text:p>
                  </text:list-item>
                </text:list>
              </text:list-item>
              <text:list-item>
                <text:p text:style-name="P11"><text:span text:style-name="T8">Example:</text:span></text:p>
              </text:list-item>
            </text:list>
            <text:p text:style-name="P25"><text:span text:style-name="T12">file.o : file.cpp file.hpp</text:span></text:p>
            <text:p text:style-name="P26"><text:span text:style-name="T13">$@ is the file.o</text:span></text:p>
            <text:p text:style-name="P26"><text:span text:style-name="T13">$&lt; is the file.cpp</text:span></text:p>
            <text:p text:style-name="P26"><text:span text:style-name="T13">$^ is the file.cpp file.hpp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Makefile syntax : implicit rules</text:p>
          </draw:text-box>
        </draw:frame>
        <draw:frame presentation:style-name="pr8" draw:text-style-name="P12" draw:layer="layout" svg:width="30cm" svg:height="12.95cm" svg:x="1cm" svg:y="4cm" presentation:class="outline">
          <draw:text-box>
            <text:list text:style-name="L3">
              <text:list-item>
                <text:p text:style-name="P11"><text:span text:style-name="T21">implicit rules are generic (template) rules to help with defining similar rules. </text:span><text:span text:style-name="T7">E.g. instead of specifying a rule for each *.o file in the previous example, the following implicit rule can be used:</text:span><text:span text:style-name="T8"><text:line-break/></text:span><text:span text:style-name="T12">%.o : %.cpp # rest is taken from .dep</text:span><text:span text:style-name="T12"><text:line-break/></text:span><text:span text:style-name="T12"><text:tab/></text:span><text:span text:style-name="T12"><text:tab/></text:span><text:span text:style-name="T12">gcc -c $&lt; -o $@</text:span></text:p>
              </text:list-item>
              <text:list-item>
                <text:p text:style-name="P11"><text:span text:style-name="T8">similarly following implicit rule can be used to generate dependencies for all *.cpp files:</text:span><text:span text:style-name="T8"><text:line-break/></text:span><text:span text:style-name="T12">%.dep : %.cpp # rest is taken from .dep</text:span><text:span text:style-name="T12"><text:line-break/></text:span><text:span text:style-name="T12"><text:tab/></text:span><text:span text:style-name="T12"><text:tab/></text:span><text:span text:style-name="T12">gcc -MM $&lt; -MT “$@ $(subst .dep,.o,$@)”-o $@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Using implicit rules and special variables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p text:style-name="P15"><text:span text:style-name="T22">SOURCES := file1.cpp file2.cpp</text:span></text:p>
            <text:p text:style-name="P15"><text:span text:style-name="T23">OBJECTS := $(patsubst %.cpp,%.o,$(SOURCES))</text:span></text:p>
            <text:p text:style-name="P15"><text:span text:style-name="T23">DEPENDS := $(patsubst %.cpp,%.dep,$(SOURCES))</text:span></text:p>
            <text:p text:style-name="P15"><text:span text:style-name="T23">program : $(OBJECTS)</text:span></text:p>
            <text:p text:style-name="P16"><text:span text:style-name="T22">ld $^ -o $@</text:span></text:p>
            <text:p text:style-name="P15"><text:span text:style-name="T23">%.o : %.cpp</text:span></text:p>
            <text:p text:style-name="P16"><text:span text:style-name="T22">g++ -c $&lt; -o $@</text:span></text:p>
            <text:p text:style-name="P15"><text:span text:style-name="T23">%.dep : %.cpp</text:span></text:p>
            <text:p text:style-name="P16"><text:span text:style-name="T22">g++ -MM %&lt; -MT “$@ $(patsubst %.dep,%.o,$@)” -o $@</text:span></text:p>
            <text:p text:style-name="P15"><text:span text:style-name="T23">-include $(DEPENDS)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9">More complex example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p text:style-name="P15"><text:span text:style-name="T22">SOURCES := $(wildcard src/*.cpp)</text:span></text:p>
            <text:p text:style-name="P15"><text:span text:style-name="T23">OBJECTS := $(patsubst src/%.cpp,obj/%.o,$(SOURCES))</text:span></text:p>
            <text:p text:style-name="P15"><text:span text:style-name="T23">DEPENDS := $(patsubst src/%.cpp,obj/%.dep,$(SOURCES))</text:span></text:p>
            <text:p text:style-name="P15"><text:span text:style-name="T23">bin/program : ./bin $(OBJECTS)</text:span></text:p>
            <text:p text:style-name="P16"><text:span text:style-name="T22">ld $(OBJECTS)-o bin/program</text:span></text:p>
            <text:p text:style-name="P15"><text:span text:style-name="T23">./bin:</text:span></text:p>
            <text:p text:style-name="P16"><text:span text:style-name="T22">mkdir -p bin</text:span></text:p>
            <text:p text:style-name="P15"><text:span text:style-name="T23">obj/%.o : src/%.cpp</text:span></text:p>
            <text:p text:style-name="P16"><text:span text:style-name="T22">g++ -c $&lt; -o $@</text:span></text:p>
            <text:p text:style-name="P15"><text:span text:style-name="T23">obj/%.dep : src/%.cpp</text:span></text:p>
            <text:p text:style-name="P16"><text:span text:style-name="T22">g++ -MM %&lt; -MT “$@ $(patsubst %.dep,%.o,$@)” -o $@</text:span></text:p>
            <text:p text:style-name="P15"><text:span text:style-name="T23">-include $(DEPENDS)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meta:initial-creator>Ruben Osipyan</meta:initial-creator>
    <meta:creation-date>2008-10-10T12:37:19</meta:creation-date>
    <dc:date>2010-02-24T17:20:52</dc:date>
    <meta:editing-cycles>268</meta:editing-cycles>
    <meta:editing-duration>PT43H04M57S</meta:editing-duration>
    <dc:creator>Nune Badalyan</dc:cre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